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54cm" svg:x2="4.175cm" svg:y2="13.065cm">
          <text:p/>
        </draw:line>
        <draw:custom-shape draw:style-name="gr2" draw:text-style-name="P1" draw:layer="layout" svg:width="0.635cm" svg:height="0.635cm" svg:x="3.85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3.855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745cm" svg:y="10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757cm" svg:y="7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758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1cm" svg:y1="12.565cm" svg:x2="5.78cm" svg:y2="11.295cm">
          <text:p/>
        </draw:line>
        <draw:line draw:style-name="gr4" draw:text-style-name="P1" draw:layer="layout" svg:x1="6.08cm" svg:y1="10.625cm" svg:x2="6.08cm" svg:y2="8.085cm">
          <text:p/>
        </draw:line>
        <draw:line draw:style-name="gr4" draw:text-style-name="P1" draw:layer="layout" svg:x1="6.08cm" svg:y1="7.35cm" svg:x2="6.08cm" svg:y2="5.445cm">
          <text:p/>
        </draw:line>
        <draw:line draw:style-name="gr4" draw:text-style-name="P1" draw:layer="layout" svg:x1="5.78cm" svg:y1="4.81cm" svg:x2="4.51cm" svg:y2="3.54cm">
          <text:p/>
        </draw:line>
        <draw:line draw:style-name="gr5" draw:text-style-name="P1" draw:layer="layout" svg:x1="2.27cm" svg:y1="7.35cm" svg:x2="2.27cm" svg:y2="4.81cm">
          <text:p text:style-name="P1">Time</text:p>
          <text:p text:style-name="P1"/>
        </draw:line>
        <draw:frame draw:style-name="gr6" draw:text-style-name="P2" draw:layer="layout" svg:width="11.966cm" svg:height="0.962cm" svg:x="6.65cm" svg:y="10.525cm">
          <draw:text-box>
            <text:p text:style-name="P2"><text:span text:style-name="T1">1/0/0/0/andreav/FTR/topic/FIX/1234567</text:span></text:p>
          </draw:text-box>
        </draw:frame>
        <draw:frame draw:style-name="gr6" draw:text-style-name="P2" draw:layer="layout" svg:width="10.874cm" svg:height="0.962cm" svg:x="6.65cm" svg:y="7.325cm">
          <draw:text-box>
            <text:p text:style-name="P2"><text:span text:style-name="T1">1/0/0/0/andreav/FTR/topic/DEV/000</text:span></text:p>
          </draw:text-box>
        </draw:frame>
        <draw:frame draw:style-name="gr7" draw:text-style-name="P2" draw:layer="layout" svg:width="8.16cm" svg:height="0.962cm" svg:x="6.65cm" svg:y="4.325cm">
          <draw:text-box>
            <text:p text:style-name="P2"><text:span text:style-name="T1">1/0/0/0/andreav/FTR/topic</text:span></text:p>
          </draw:text-box>
        </draw:frame>
        <draw:frame draw:style-name="gr6" draw:text-style-name="P2" draw:layer="layout" svg:width="10.874cm" svg:height="0.962cm" svg:x="6.65cm" svg:y="5.225cm">
          <draw:text-box>
            <text:p text:style-name="P2"><text:span text:style-name="T1">1/0/0/0/andreav/FTR/topic/DEV/001</text:span></text:p>
          </draw:text-box>
        </draw:frame>
        <draw:frame draw:style-name="gr7" draw:text-style-name="P2" draw:layer="layout" svg:width="8.829cm" svg:height="0.962cm" svg:x="4.95cm" svg:y="2.825cm">
          <draw:text-box>
            <text:p text:style-name="P2"><text:span text:style-name="T1">1/0/0/0/andreav/INT/develop</text:span></text:p>
          </draw:text-box>
        </draw:frame>
        <draw:frame draw:style-name="gr6" draw:text-style-name="P2" draw:layer="layout" svg:width="12.741cm" svg:height="0.962cm" svg:x="4.95cm" svg:y="12.325cm">
          <draw:text-box>
            <text:p text:style-name="P2"><text:span text:style-name="T1">1/0/0/0/andreav/FTR/topic/NEW/BRAN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6T15:53:37</meta:creation-date>
    <dc:date>2012-02-06T16:14:43</dc:date>
    <dc:creator>vallea </dc:creator>
    <meta:editing-duration>PT21M6S</meta:editing-duration>
    <meta:editing-cycles>6</meta:editing-cycles>
    <meta:generator>LibreOffice/3.3$Linux LibreOffice_project/330m19$Build-301</meta:generator>
    <meta:document-statistic meta:object-count="17"/>
  </office:meta>
</office:document-meta>
</file>